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name="sdf" draw:style-name="gr1" draw:text-style-name="P1" svg:width="7.1547in" svg:height="4.4862in" svg:x="6.9276in" svg:y="0.774in">
            <draw:object draw:notify-on-update-of-ranges="results.B2:results.B20 results.H2:results.H20 results.I2:results.I20 results.H21:results.H30 results.I21:results.I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NSIZE</text:p>
          </table:table-cell>
          <table:table-cell office:value-type="string" calcext:value-type="string">
            <text:p>OUT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" calcext:value-type="float">
            <text:p>-1</text:p>
          </table:table-cell>
          <table:table-cell office:value-type="float" office:value="0.27" calcext:value-type="float">
            <text:p>0.27</text:p>
          </table:table-cell>
          <table:table-cell office:value-type="float" office:value="0.87" calcext:value-type="float">
            <text:p>0.87</text:p>
          </table:table-cell>
          <table:table-cell office:value-type="float" office:value="0.1" calcext:value-type="float">
            <text:p>0.1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73492110" calcext:value-type="float">
            <text:p>73492110</text:p>
          </table:table-cell>
          <table:table-cell table:formula="of:=[.F2]/[.G2]" office:value-type="float" office:value="2.88408864570632" calcext:value-type="float">
            <text:p>2.88408864570632</text:p>
          </table:table-cell>
          <table:table-cell table:formula="of:=[.F2]/1024/1024/[.C2]" office:value-type="float" office:value="748.661747685185" calcext:value-type="float">
            <text:p>748.661747685185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2" calcext:value-type="float">
            <text:p>-2</text:p>
          </table:table-cell>
          <table:table-cell office:value-type="float" office:value="0.34" calcext:value-type="float">
            <text:p>0.34</text:p>
          </table:table-cell>
          <table:table-cell office:value-type="float" office:value="1.13" calcext:value-type="float">
            <text:p>1.13</text:p>
          </table:table-cell>
          <table:table-cell office:value-type="float" office:value="0.12" calcext:value-type="float">
            <text:p>0.12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69590238" calcext:value-type="float">
            <text:p>69590238</text:p>
          </table:table-cell>
          <table:table-cell table:formula="of:=[.F3]/[.G3]" office:value-type="float" office:value="3.04579731427273" calcext:value-type="float">
            <text:p>3.04579731427273</text:p>
          </table:table-cell>
          <table:table-cell table:formula="of:=[.F3]/1024/1024/[.C3]" office:value-type="float" office:value="594.525505514706" calcext:value-type="float">
            <text:p>594.525505514706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3" calcext:value-type="float">
            <text:p>-3</text:p>
          </table:table-cell>
          <table:table-cell office:value-type="float" office:value="0.77" calcext:value-type="float">
            <text:p>0.77</text:p>
          </table:table-cell>
          <table:table-cell office:value-type="float" office:value="2.18" calcext:value-type="float">
            <text:p>2.18</text:p>
          </table:table-cell>
          <table:table-cell office:value-type="float" office:value="0.16" calcext:value-type="float">
            <text:p>0.16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66555252" calcext:value-type="float">
            <text:p>66555252</text:p>
          </table:table-cell>
          <table:table-cell table:formula="of:=[.F4]/[.G4]" office:value-type="float" office:value="3.18468871547508" calcext:value-type="float">
            <text:p>3.18468871547508</text:p>
          </table:table-cell>
          <table:table-cell table:formula="of:=[.F4]/1024/1024/[.C4]" office:value-type="float" office:value="262.517755681818" calcext:value-type="float">
            <text:p>262.517755681818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4" calcext:value-type="float">
            <text:p>-4</text:p>
          </table:table-cell>
          <table:table-cell office:value-type="float" office:value="1.12" calcext:value-type="float">
            <text:p>1.12</text:p>
          </table:table-cell>
          <table:table-cell office:value-type="float" office:value="3.62" calcext:value-type="float">
            <text:p>3.62</text:p>
          </table:table-cell>
          <table:table-cell office:value-type="float" office:value="0.15" calcext:value-type="float">
            <text:p>0.15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65397747" calcext:value-type="float">
            <text:p>65397747</text:p>
          </table:table-cell>
          <table:table-cell table:formula="of:=[.F5]/[.G5]" office:value-type="float" office:value="3.24105599539996" calcext:value-type="float">
            <text:p>3.24105599539996</text:p>
          </table:table-cell>
          <table:table-cell table:formula="of:=[.F5]/1024/1024/[.C5]" office:value-type="float" office:value="180.48095703125" calcext:value-type="float">
            <text:p>180.48095703125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5" calcext:value-type="float">
            <text:p>-5</text:p>
          </table:table-cell>
          <table:table-cell office:value-type="float" office:value="1.18" calcext:value-type="float">
            <text:p>1.18</text:p>
          </table:table-cell>
          <table:table-cell office:value-type="float" office:value="4.03" calcext:value-type="float">
            <text:p>4.03</text:p>
          </table:table-cell>
          <table:table-cell office:value-type="float" office:value="0.16" calcext:value-type="float">
            <text:p>0.16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63103408" calcext:value-type="float">
            <text:p>63103408</text:p>
          </table:table-cell>
          <table:table-cell table:formula="of:=[.F6]/[.G6]" office:value-type="float" office:value="3.35889560830059" calcext:value-type="float">
            <text:p>3.35889560830059</text:p>
          </table:table-cell>
          <table:table-cell table:formula="of:=[.F6]/1024/1024/[.C6]" office:value-type="float" office:value="171.303959216102" calcext:value-type="float">
            <text:p>171.303959216102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6" calcext:value-type="float">
            <text:p>-6</text:p>
          </table:table-cell>
          <table:table-cell office:value-type="float" office:value="1.31" calcext:value-type="float">
            <text:p>1.31</text:p>
          </table:table-cell>
          <table:table-cell office:value-type="float" office:value="4.7" calcext:value-type="float">
            <text:p>4.7</text:p>
          </table:table-cell>
          <table:table-cell office:value-type="float" office:value="0.16" calcext:value-type="float">
            <text:p>0.16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61614487" calcext:value-type="float">
            <text:p>61614487</text:p>
          </table:table-cell>
          <table:table-cell table:formula="of:=[.F7]/[.G7]" office:value-type="float" office:value="3.44006369800661" calcext:value-type="float">
            <text:p>3.44006369800661</text:p>
          </table:table-cell>
          <table:table-cell table:formula="of:=[.F7]/1024/1024/[.C7]" office:value-type="float" office:value="154.304329675573" calcext:value-type="float">
            <text:p>154.304329675573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7" calcext:value-type="float">
            <text:p>-7</text:p>
          </table:table-cell>
          <table:table-cell office:value-type="float" office:value="1.75" calcext:value-type="float">
            <text:p>1.75</text:p>
          </table:table-cell>
          <table:table-cell office:value-type="float" office:value="6.36" calcext:value-type="float">
            <text:p>6.36</text:p>
          </table:table-cell>
          <table:table-cell office:value-type="float" office:value="0.14" calcext:value-type="float">
            <text:p>0.14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60671009" calcext:value-type="float">
            <text:p>60671009</text:p>
          </table:table-cell>
          <table:table-cell table:formula="of:=[.F8]/[.G8]" office:value-type="float" office:value="3.49355917255307" calcext:value-type="float">
            <text:p>3.49355917255307</text:p>
          </table:table-cell>
          <table:table-cell table:formula="of:=[.F8]/1024/1024/[.C8]" office:value-type="float" office:value="115.5078125" calcext:value-type="float">
            <text:p>115.5078125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8" calcext:value-type="float">
            <text:p>-8</text:p>
          </table:table-cell>
          <table:table-cell office:value-type="float" office:value="1.98" calcext:value-type="float">
            <text:p>1.98</text:p>
          </table:table-cell>
          <table:table-cell office:value-type="float" office:value="7.29" calcext:value-type="float">
            <text:p>7.29</text:p>
          </table:table-cell>
          <table:table-cell office:value-type="float" office:value="0.15" calcext:value-type="float">
            <text:p>0.15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60089917" calcext:value-type="float">
            <text:p>60089917</text:p>
          </table:table-cell>
          <table:table-cell table:formula="of:=[.F9]/[.G9]" office:value-type="float" office:value="3.52734319802772" calcext:value-type="float">
            <text:p>3.52734319802772</text:p>
          </table:table-cell>
          <table:table-cell table:formula="of:=[.F9]/1024/1024/[.C9]" office:value-type="float" office:value="102.090238320707" calcext:value-type="float">
            <text:p>102.090238320707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9" calcext:value-type="float">
            <text:p>-9</text:p>
          </table:table-cell>
          <table:table-cell office:value-type="float" office:value="2.36" calcext:value-type="float">
            <text:p>2.36</text:p>
          </table:table-cell>
          <table:table-cell office:value-type="float" office:value="8.66" calcext:value-type="float">
            <text:p>8.66</text:p>
          </table:table-cell>
          <table:table-cell office:value-type="float" office:value="0.19" calcext:value-type="float">
            <text:p>0.19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9444071" calcext:value-type="float">
            <text:p>59444071</text:p>
          </table:table-cell>
          <table:table-cell table:formula="of:=[.F10]/[.G10]" office:value-type="float" office:value="3.56566696113394" calcext:value-type="float">
            <text:p>3.56566696113394</text:p>
          </table:table-cell>
          <table:table-cell table:formula="of:=[.F10]/1024/1024/[.C10]" office:value-type="float" office:value="85.6519796080509" calcext:value-type="float">
            <text:p>85.6519796080509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0" calcext:value-type="float">
            <text:p>-10</text:p>
          </table:table-cell>
          <table:table-cell office:value-type="float" office:value="3.31" calcext:value-type="float">
            <text:p>3.31</text:p>
          </table:table-cell>
          <table:table-cell office:value-type="float" office:value="12.05" calcext:value-type="float">
            <text:p>12.05</text:p>
          </table:table-cell>
          <table:table-cell office:value-type="float" office:value="0.23" calcext:value-type="float">
            <text:p>0.23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8758000" calcext:value-type="float">
            <text:p>58758000</text:p>
          </table:table-cell>
          <table:table-cell table:formula="of:=[.F11]/[.G11]" office:value-type="float" office:value="3.60730045270431" calcext:value-type="float">
            <text:p>3.60730045270431</text:p>
          </table:table-cell>
          <table:table-cell table:formula="of:=[.F11]/1024/1024/[.C11]" office:value-type="float" office:value="61.0690851586103" calcext:value-type="float">
            <text:p>61.0690851586103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1" calcext:value-type="float">
            <text:p>-11</text:p>
          </table:table-cell>
          <table:table-cell office:value-type="float" office:value="4.62" calcext:value-type="float">
            <text:p>4.62</text:p>
          </table:table-cell>
          <table:table-cell office:value-type="float" office:value="17.07" calcext:value-type="float">
            <text:p>17.07</text:p>
          </table:table-cell>
          <table:table-cell office:value-type="float" office:value="0.22" calcext:value-type="float">
            <text:p>0.22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8349622" calcext:value-type="float">
            <text:p>58349622</text:p>
          </table:table-cell>
          <table:table-cell table:formula="of:=[.F12]/[.G12]" office:value-type="float" office:value="3.63254726825822" calcext:value-type="float">
            <text:p>3.63254726825822</text:p>
          </table:table-cell>
          <table:table-cell table:formula="of:=[.F12]/1024/1024/[.C12]" office:value-type="float" office:value="43.752959280303" calcext:value-type="float">
            <text:p>43.752959280303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2" calcext:value-type="float">
            <text:p>-12</text:p>
          </table:table-cell>
          <table:table-cell office:value-type="float" office:value="4.93" calcext:value-type="float">
            <text:p>4.93</text:p>
          </table:table-cell>
          <table:table-cell office:value-type="float" office:value="18.18" calcext:value-type="float">
            <text:p>18.18</text:p>
          </table:table-cell>
          <table:table-cell office:value-type="float" office:value="0.27" calcext:value-type="float">
            <text:p>0.27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8297367" calcext:value-type="float">
            <text:p>58297367</text:p>
          </table:table-cell>
          <table:table-cell table:formula="of:=[.F13]/[.G13]" office:value-type="float" office:value="3.63580331166586" calcext:value-type="float">
            <text:p>3.63580331166586</text:p>
          </table:table-cell>
          <table:table-cell table:formula="of:=[.F13]/1024/1024/[.C13]" office:value-type="float" office:value="41.0017590010142" calcext:value-type="float">
            <text:p>41.0017590010142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3" calcext:value-type="float">
            <text:p>-13</text:p>
          </table:table-cell>
          <table:table-cell office:value-type="float" office:value="9.16" calcext:value-type="float">
            <text:p>9.16</text:p>
          </table:table-cell>
          <table:table-cell office:value-type="float" office:value="31.9" calcext:value-type="float">
            <text:p>31.9</text:p>
          </table:table-cell>
          <table:table-cell office:value-type="float" office:value="0.23" calcext:value-type="float">
            <text:p>0.23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8061114" calcext:value-type="float">
            <text:p>58061114</text:p>
          </table:table-cell>
          <table:table-cell table:formula="of:=[.F14]/[.G14]" office:value-type="float" office:value="3.65059754106681" calcext:value-type="float">
            <text:p>3.65059754106681</text:p>
          </table:table-cell>
          <table:table-cell table:formula="of:=[.F14]/1024/1024/[.C14]" office:value-type="float" office:value="22.0675405977074" calcext:value-type="float">
            <text:p>22.0675405977074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4" calcext:value-type="float">
            <text:p>-14</text:p>
          </table:table-cell>
          <table:table-cell office:value-type="float" office:value="11.37" calcext:value-type="float">
            <text:p>11.37</text:p>
          </table:table-cell>
          <table:table-cell office:value-type="float" office:value="39.15" calcext:value-type="float">
            <text:p>39.15</text:p>
          </table:table-cell>
          <table:table-cell office:value-type="float" office:value="0.26" calcext:value-type="float">
            <text:p>0.26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7656310" calcext:value-type="float">
            <text:p>57656310</text:p>
          </table:table-cell>
          <table:table-cell table:formula="of:=[.F15]/[.G15]" office:value-type="float" office:value="3.67622832609302" calcext:value-type="float">
            <text:p>3.67622832609302</text:p>
          </table:table-cell>
          <table:table-cell table:formula="of:=[.F15]/1024/1024/[.C15]" office:value-type="float" office:value="17.7782473065084" calcext:value-type="float">
            <text:p>17.7782473065084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5" calcext:value-type="float">
            <text:p>-15</text:p>
          </table:table-cell>
          <table:table-cell office:value-type="float" office:value="13.8" calcext:value-type="float">
            <text:p>13.8</text:p>
          </table:table-cell>
          <table:table-cell office:value-type="float" office:value="47.96" calcext:value-type="float">
            <text:p>47.96</text:p>
          </table:table-cell>
          <table:table-cell office:value-type="float" office:value="0.28" calcext:value-type="float">
            <text:p>0.28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7290541" calcext:value-type="float">
            <text:p>57290541</text:p>
          </table:table-cell>
          <table:table-cell table:formula="of:=[.F16]/[.G16]" office:value-type="float" office:value="3.69969904805053" calcext:value-type="float">
            <text:p>3.69969904805053</text:p>
          </table:table-cell>
          <table:table-cell table:formula="of:=[.F16]/1024/1024/[.C16]" office:value-type="float" office:value="14.6477298460145" calcext:value-type="float">
            <text:p>14.6477298460145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6" calcext:value-type="float">
            <text:p>-16</text:p>
          </table:table-cell>
          <table:table-cell office:value-type="float" office:value="17.99" calcext:value-type="float">
            <text:p>17.99</text:p>
          </table:table-cell>
          <table:table-cell office:value-type="float" office:value="63.53" calcext:value-type="float">
            <text:p>63.53</text:p>
          </table:table-cell>
          <table:table-cell office:value-type="float" office:value="0.23" calcext:value-type="float">
            <text:p>0.23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5356319" calcext:value-type="float">
            <text:p>55356319</text:p>
          </table:table-cell>
          <table:table-cell table:formula="of:=[.F17]/[.G17]" office:value-type="float" office:value="3.82897135916859" calcext:value-type="float">
            <text:p>3.82897135916859</text:p>
          </table:table-cell>
          <table:table-cell table:formula="of:=[.F17]/1024/1024/[.C17]" office:value-type="float" office:value="11.2361685311284" calcext:value-type="float">
            <text:p>11.2361685311284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7" calcext:value-type="float">
            <text:p>-17</text:p>
          </table:table-cell>
          <table:table-cell office:value-type="float" office:value="27.68" calcext:value-type="float">
            <text:p>27.68</text:p>
          </table:table-cell>
          <table:table-cell office:value-type="float" office:value="77.59" calcext:value-type="float">
            <text:p>77.59</text:p>
          </table:table-cell>
          <table:table-cell office:value-type="float" office:value="0.33" calcext:value-type="float">
            <text:p>0.33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4291272" calcext:value-type="float">
            <text:p>54291272</text:p>
          </table:table-cell>
          <table:table-cell table:formula="of:=[.F18]/[.G18]" office:value-type="float" office:value="3.90408535648235" calcext:value-type="float">
            <text:p>3.90408535648235</text:p>
          </table:table-cell>
          <table:table-cell table:formula="of:=[.F18]/1024/1024/[.C18]" office:value-type="float" office:value="7.30269768334538" calcext:value-type="float">
            <text:p>7.30269768334538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8" calcext:value-type="float">
            <text:p>-18</text:p>
          </table:table-cell>
          <table:table-cell office:value-type="float" office:value="33.87" calcext:value-type="float">
            <text:p>33.87</text:p>
          </table:table-cell>
          <table:table-cell office:value-type="float" office:value="94.35" calcext:value-type="float">
            <text:p>94.35</text:p>
          </table:table-cell>
          <table:table-cell office:value-type="float" office:value="0.32" calcext:value-type="float">
            <text:p>0.32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3438746" calcext:value-type="float">
            <text:p>53438746</text:p>
          </table:table-cell>
          <table:table-cell table:formula="of:=[.F19]/[.G19]" office:value-type="float" office:value="3.96636852219549" calcext:value-type="float">
            <text:p>3.96636852219549</text:p>
          </table:table-cell>
          <table:table-cell table:formula="of:=[.F19]/1024/1024/[.C19]" office:value-type="float" office:value="5.96807416223797" calcext:value-type="float">
            <text:p>5.96807416223797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-19" calcext:value-type="float">
            <text:p>-19</text:p>
          </table:table-cell>
          <table:table-cell office:value-type="float" office:value="41.35" calcext:value-type="float">
            <text:p>41.35</text:p>
          </table:table-cell>
          <table:table-cell office:value-type="float" office:value="120.88" calcext:value-type="float">
            <text:p>120.88</text:p>
          </table:table-cell>
          <table:table-cell office:value-type="float" office:value="0.4" calcext:value-type="float">
            <text:p>0.4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2990851" calcext:value-type="float">
            <text:p>52990851</text:p>
          </table:table-cell>
          <table:table-cell table:formula="of:=[.F20]/[.G20]" office:value-type="float" office:value="3.99989349104811" calcext:value-type="float">
            <text:p>3.99989349104811</text:p>
          </table:table-cell>
          <table:table-cell table:formula="of:=[.F20]/1024/1024/[.C20]" office:value-type="float" office:value="4.88848057738815" calcext:value-type="float">
            <text:p>4.8884805773881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-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4.08" calcext:value-type="float">
            <text:p>14.08</text:p>
          </table:table-cell>
          <table:table-cell office:value-type="float" office:value="0.08" calcext:value-type="float">
            <text:p>0.08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63044060" calcext:value-type="float">
            <text:p>63044060</text:p>
          </table:table-cell>
          <table:table-cell table:formula="of:=[.F21]/[.G21]" office:value-type="float" office:value="3.36205758322037" calcext:value-type="float">
            <text:p>3.36205758322037</text:p>
          </table:table-cell>
          <table:table-cell table:formula="of:=[.F21]/1024/1024/[.C21]" office:value-type="float" office:value="56.1496310763889" calcext:value-type="float">
            <text:p>56.1496310763889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-1" calcext:value-type="float">
            <text:p>-1</text:p>
          </table:table-cell>
          <table:table-cell office:value-type="float" office:value="5.6" calcext:value-type="float">
            <text:p>5.6</text:p>
          </table:table-cell>
          <table:table-cell office:value-type="float" office:value="20.92" calcext:value-type="float">
            <text:p>20.92</text:p>
          </table:table-cell>
          <table:table-cell office:value-type="float" office:value="0.12" calcext:value-type="float">
            <text:p>0.12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8806352" calcext:value-type="float">
            <text:p>58806352</text:p>
          </table:table-cell>
          <table:table-cell table:formula="of:=[.F22]/[.G22]" office:value-type="float" office:value="3.6043344433268" calcext:value-type="float">
            <text:p>3.6043344433268</text:p>
          </table:table-cell>
          <table:table-cell table:formula="of:=[.F22]/1024/1024/[.C22]" office:value-type="float" office:value="36.09619140625" calcext:value-type="float">
            <text:p>36.0961914062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-2" calcext:value-type="float">
            <text:p>-2</text:p>
          </table:table-cell>
          <table:table-cell office:value-type="float" office:value="9.11" calcext:value-type="float">
            <text:p>9.11</text:p>
          </table:table-cell>
          <table:table-cell office:value-type="float" office:value="33.08" calcext:value-type="float">
            <text:p>33.08</text:p>
          </table:table-cell>
          <table:table-cell office:value-type="float" office:value="0.15" calcext:value-type="float">
            <text:p>0.15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7040940" calcext:value-type="float">
            <text:p>57040940</text:p>
          </table:table-cell>
          <table:table-cell table:formula="of:=[.F23]/[.G23]" office:value-type="float" office:value="3.71588827252847" calcext:value-type="float">
            <text:p>3.71588827252847</text:p>
          </table:table-cell>
          <table:table-cell table:formula="of:=[.F23]/1024/1024/[.C23]" office:value-type="float" office:value="22.1886577250274" calcext:value-type="float">
            <text:p>22.188657725027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-3" calcext:value-type="float">
            <text:p>-3</text:p>
          </table:table-cell>
          <table:table-cell office:value-type="float" office:value="16.58" calcext:value-type="float">
            <text:p>16.58</text:p>
          </table:table-cell>
          <table:table-cell office:value-type="float" office:value="53.93" calcext:value-type="float">
            <text:p>53.93</text:p>
          </table:table-cell>
          <table:table-cell office:value-type="float" office:value="0.22" calcext:value-type="float">
            <text:p>0.22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5972532" calcext:value-type="float">
            <text:p>55972532</text:p>
          </table:table-cell>
          <table:table-cell table:formula="of:=[.F24]/[.G24]" office:value-type="float" office:value="3.78681743395135" calcext:value-type="float">
            <text:p>3.78681743395135</text:p>
          </table:table-cell>
          <table:table-cell table:formula="of:=[.F24]/1024/1024/[.C24]" office:value-type="float" office:value="12.1917172421592" calcext:value-type="float">
            <text:p>12.1917172421592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-4" calcext:value-type="float">
            <text:p>-4</text:p>
          </table:table-cell>
          <table:table-cell office:value-type="float" office:value="20.56" calcext:value-type="float">
            <text:p>20.56</text:p>
          </table:table-cell>
          <table:table-cell office:value-type="float" office:value="69.99" calcext:value-type="float">
            <text:p>69.99</text:p>
          </table:table-cell>
          <table:table-cell office:value-type="float" office:value="0.26" calcext:value-type="float">
            <text:p>0.26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2460796" calcext:value-type="float">
            <text:p>52460796</text:p>
          </table:table-cell>
          <table:table-cell table:formula="of:=[.F25]/[.G25]" office:value-type="float" office:value="4.04030773761039" calcext:value-type="float">
            <text:p>4.04030773761039</text:p>
          </table:table-cell>
          <table:table-cell table:formula="of:=[.F25]/1024/1024/[.C25]" office:value-type="float" office:value="9.83164746473736" calcext:value-type="float">
            <text:p>9.83164746473736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-5" calcext:value-type="float">
            <text:p>-5</text:p>
          </table:table-cell>
          <table:table-cell office:value-type="float" office:value="27.24" calcext:value-type="float">
            <text:p>27.24</text:p>
          </table:table-cell>
          <table:table-cell office:value-type="float" office:value="91.73" calcext:value-type="float">
            <text:p>91.73</text:p>
          </table:table-cell>
          <table:table-cell office:value-type="float" office:value="0.42" calcext:value-type="float">
            <text:p>0.42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50239424" calcext:value-type="float">
            <text:p>50239424</text:p>
          </table:table-cell>
          <table:table-cell table:formula="of:=[.F26]/[.G26]" office:value-type="float" office:value="4.21895282875855" calcext:value-type="float">
            <text:p>4.21895282875855</text:p>
          </table:table-cell>
          <table:table-cell table:formula="of:=[.F26]/1024/1024/[.C26]" office:value-type="float" office:value="7.4206560893906" calcext:value-type="float">
            <text:p>7.4206560893906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-6" calcext:value-type="float">
            <text:p>-6</text:p>
          </table:table-cell>
          <table:table-cell office:value-type="float" office:value="31.21" calcext:value-type="float">
            <text:p>31.21</text:p>
          </table:table-cell>
          <table:table-cell office:value-type="float" office:value="107.97" calcext:value-type="float">
            <text:p>107.97</text:p>
          </table:table-cell>
          <table:table-cell office:value-type="float" office:value="0.46" calcext:value-type="float">
            <text:p>0.46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49491320" calcext:value-type="float">
            <text:p>49491320</text:p>
          </table:table-cell>
          <table:table-cell table:formula="of:=[.F27]/[.G27]" office:value-type="float" office:value="4.28272594062959" calcext:value-type="float">
            <text:p>4.28272594062959</text:p>
          </table:table-cell>
          <table:table-cell table:formula="of:=[.F27]/1024/1024/[.C27]" office:value-type="float" office:value="6.47672771147068" calcext:value-type="float">
            <text:p>6.47672771147068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-7" calcext:value-type="float">
            <text:p>-7</text:p>
          </table:table-cell>
          <table:table-cell office:value-type="float" office:value="36.63" calcext:value-type="float">
            <text:p>36.63</text:p>
          </table:table-cell>
          <table:table-cell office:value-type="float" office:value="113.9" calcext:value-type="float">
            <text:p>113.9</text:p>
          </table:table-cell>
          <table:table-cell office:value-type="float" office:value="0.77" calcext:value-type="float">
            <text:p>0.77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49056988" calcext:value-type="float">
            <text:p>49056988</text:p>
          </table:table-cell>
          <table:table-cell table:formula="of:=[.F28]/[.G28]" office:value-type="float" office:value="4.32064357477471" calcext:value-type="float">
            <text:p>4.32064357477471</text:p>
          </table:table-cell>
          <table:table-cell table:formula="of:=[.F28]/1024/1024/[.C28]" office:value-type="float" office:value="5.51839126057876" calcext:value-type="float">
            <text:p>5.51839126057876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-8" calcext:value-type="float">
            <text:p>-8</text:p>
          </table:table-cell>
          <table:table-cell office:value-type="float" office:value="60.08" calcext:value-type="float">
            <text:p>60.08</text:p>
          </table:table-cell>
          <table:table-cell office:value-type="float" office:value="112.21" calcext:value-type="float">
            <text:p>112.21</text:p>
          </table:table-cell>
          <table:table-cell office:value-type="float" office:value="0.85" calcext:value-type="float">
            <text:p>0.85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48808676" calcext:value-type="float">
            <text:p>48808676</text:p>
          </table:table-cell>
          <table:table-cell table:formula="of:=[.F29]/[.G29]" office:value-type="float" office:value="4.34262465959945" calcext:value-type="float">
            <text:p>4.34262465959945</text:p>
          </table:table-cell>
          <table:table-cell table:formula="of:=[.F29]/1024/1024/[.C29]" office:value-type="float" office:value="3.36449187541611" calcext:value-type="float">
            <text:p>3.36449187541611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-9" calcext:value-type="float">
            <text:p>-9</text:p>
          </table:table-cell>
          <table:table-cell office:value-type="float" office:value="105.46" calcext:value-type="float">
            <text:p>105.46</text:p>
          </table:table-cell>
          <table:table-cell office:value-type="float" office:value="109.1" calcext:value-type="float">
            <text:p>109.1</text:p>
          </table:table-cell>
          <table:table-cell office:value-type="float" office:value="0.76" calcext:value-type="float">
            <text:p>0.76</text:p>
          </table:table-cell>
          <table:table-cell office:value-type="float" office:value="211957760" calcext:value-type="float">
            <text:p>211957760</text:p>
          </table:table-cell>
          <table:table-cell office:value-type="float" office:value="48767332" calcext:value-type="float">
            <text:p>48767332</text:p>
          </table:table-cell>
          <table:table-cell table:formula="of:=[.F30]/[.G30]" office:value-type="float" office:value="4.34630625271852" calcext:value-type="float">
            <text:p>4.34630625271852</text:p>
          </table:table-cell>
          <table:table-cell table:formula="of:=[.F30]/1024/1024/[.C30]" office:value-type="float" office:value="1.91673309193059" calcext:value-type="float">
            <text:p>1.91673309193059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4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4T14:04:12.524232658</dc:date>
    <dc:creator>jakob</dc:creator>
    <meta:editing-duration>PT12M46S</meta:editing-duration>
    <meta:editing-cycles>4</meta:editing-cycles>
    <meta:generator>LibreOffice/7.5.2.2$Linux_X86_64 LibreOffice_project/50$Build-2</meta:generator>
    <meta:document-statistic meta:table-count="1" meta:cell-count="2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 chart:data-label-series="fals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data-label-series="false" chart:label-position="botto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74cm" svg:height="11.396cm" xlink:href=".." xlink:type="simple" chart:class="chart:scatter" chart:style-name="ch1">
        <chart:title svg:x="5.3cm" svg:y="0.363cm" chart:style-name="ch2">
          <text:p>silesia.tar multithreaded compression</text:p>
        </chart:title>
        <chart:legend chart:legend-position="end" svg:x="12.217cm" svg:y="1.731cm" style:legend-expansion="custom" svg:width="1.795cm" svg:height="1.096cm" style:legend-expansion-aspect-ratio="1.63777372262774" chart:style-name="ch3"/>
        <chart:plot-area chart:style-name="ch4" table:cell-range-address="results.B2:results.B20 results.H2:results.I20 results.H21:results.H30" chart:data-source-has-labels="both" svg:x="1.374cm" svg:y="1.369cm" svg:width="14.432cm" svg:height="8.819cm">
          <chart:coordinate-region svg:x="2.101cm" svg:y="1.568cm" svg:width="13.333cm" svg:height="7.973cm"/>
          <chart:axis chart:dimension="x" chart:name="primary-x" chart:style-name="ch5" chartooo:axis-type="auto">
            <chart:title svg:x="7.389cm" svg:y="10.188cm" chart:style-name="ch6">
              <text:p>Throughput (MB/s)</text:p>
            </chart:title>
            <chart:categories table:cell-range-address="results.B2:results.B20"/>
          </chart:axis>
          <chart:axis chart:dimension="y" chart:name="primary-y" chart:style-name="ch7">
            <chart:title svg:x="0.616cm" svg:y="6.516cm" chart:style-name="ch8">
              <text:p>Compression Ratio</text:p>
            </chart:title>
            <chart:grid chart:style-name="ch9" chart:class="major"/>
          </chart:axis>
          <chart:series chart:style-name="ch10" chart:values-cell-range-address="results.H2:results.H20" loext:label-string="zstd" chart:class="chart:scatter">
            <chart:domain table:cell-range-address="results.I2:results.I20"/>
            <chart:data-point chart:repeated="19"/>
          </chart:series>
          <chart:series chart:style-name="ch11" chart:values-cell-range-address="results.H21:results.H30" loext:label-string="xz" chart:class="chart:scatter">
            <chart:domain table:cell-range-address="results.I21:results.I30"/>
            <chart:data-point chart:repeated="4"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zstd</text:p>
              </table:table-cell>
              <table:table-cell office:value-type="string">
                <text:p>Column I</text:p>
              </table:table-cell>
              <table:table-cell office:value-type="string">
                <text:p>x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esults.B2:results.B20</svg:desc>
                </draw:g>
              </table:table-cell>
              <table:table-cell office:value-type="float" office:value="748.661747685185">
                <text:p>748.661747685185</text:p>
                <draw:g>
                  <svg:desc>results.I2:results.I20</svg:desc>
                </draw:g>
              </table:table-cell>
              <table:table-cell office:value-type="float" office:value="2.88408864570632">
                <text:p>2.88408864570632</text:p>
                <draw:g>
                  <svg:desc>results.H2:results.H20</svg:desc>
                </draw:g>
              </table:table-cell>
              <table:table-cell office:value-type="float" office:value="56.1496310763889">
                <text:p>56.1496310763889</text:p>
                <draw:g>
                  <svg:desc>results.I21:results.I30</svg:desc>
                </draw:g>
              </table:table-cell>
              <table:table-cell office:value-type="float" office:value="3.36205758322037">
                <text:p>3.36205758322037</text:p>
                <draw:g>
                  <svg:desc>results.H21:results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4.525505514706">
                <text:p>594.525505514706</text:p>
              </table:table-cell>
              <table:table-cell office:value-type="float" office:value="3.04579731427273">
                <text:p>3.04579731427273</text:p>
              </table:table-cell>
              <table:table-cell office:value-type="float" office:value="36.09619140625">
                <text:p>36.09619140625</text:p>
              </table:table-cell>
              <table:table-cell office:value-type="float" office:value="3.6043344433268">
                <text:p>3.6043344433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.517755681818">
                <text:p>262.517755681818</text:p>
              </table:table-cell>
              <table:table-cell office:value-type="float" office:value="3.18468871547508">
                <text:p>3.18468871547508</text:p>
              </table:table-cell>
              <table:table-cell office:value-type="float" office:value="22.1886577250274">
                <text:p>22.1886577250274</text:p>
              </table:table-cell>
              <table:table-cell office:value-type="float" office:value="3.71588827252847">
                <text:p>3.71588827252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.48095703125">
                <text:p>180.48095703125</text:p>
              </table:table-cell>
              <table:table-cell office:value-type="float" office:value="3.24105599539996">
                <text:p>3.24105599539996</text:p>
              </table:table-cell>
              <table:table-cell office:value-type="float" office:value="12.1917172421592">
                <text:p>12.1917172421592</text:p>
              </table:table-cell>
              <table:table-cell office:value-type="float" office:value="3.78681743395135">
                <text:p>3.78681743395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.303959216102">
                <text:p>171.303959216102</text:p>
              </table:table-cell>
              <table:table-cell office:value-type="float" office:value="3.35889560830059">
                <text:p>3.35889560830059</text:p>
              </table:table-cell>
              <table:table-cell office:value-type="float" office:value="9.83164746473736">
                <text:p>9.83164746473736</text:p>
              </table:table-cell>
              <table:table-cell office:value-type="float" office:value="4.04030773761039">
                <text:p>4.0403077376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.304329675573">
                <text:p>154.304329675573</text:p>
              </table:table-cell>
              <table:table-cell office:value-type="float" office:value="3.44006369800661">
                <text:p>3.44006369800661</text:p>
              </table:table-cell>
              <table:table-cell office:value-type="float" office:value="7.4206560893906">
                <text:p>7.4206560893906</text:p>
              </table:table-cell>
              <table:table-cell office:value-type="float" office:value="4.21895282875855">
                <text:p>4.21895282875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.5078125">
                <text:p>115.5078125</text:p>
              </table:table-cell>
              <table:table-cell office:value-type="float" office:value="3.49355917255307">
                <text:p>3.49355917255307</text:p>
              </table:table-cell>
              <table:table-cell office:value-type="float" office:value="6.47672771147068">
                <text:p>6.47672771147068</text:p>
              </table:table-cell>
              <table:table-cell office:value-type="float" office:value="4.28272594062959">
                <text:p>4.28272594062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.090238320707">
                <text:p>102.090238320707</text:p>
              </table:table-cell>
              <table:table-cell office:value-type="float" office:value="3.52734319802772">
                <text:p>3.52734319802772</text:p>
              </table:table-cell>
              <table:table-cell office:value-type="float" office:value="5.51839126057876">
                <text:p>5.51839126057876</text:p>
              </table:table-cell>
              <table:table-cell office:value-type="float" office:value="4.32064357477471">
                <text:p>4.32064357477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6519796080509">
                <text:p>85.6519796080509</text:p>
              </table:table-cell>
              <table:table-cell office:value-type="float" office:value="3.56566696113394">
                <text:p>3.56566696113394</text:p>
              </table:table-cell>
              <table:table-cell office:value-type="float" office:value="3.36449187541611">
                <text:p>3.36449187541611</text:p>
              </table:table-cell>
              <table:table-cell office:value-type="float" office:value="4.34262465959945">
                <text:p>4.34262465959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0690851586103">
                <text:p>61.0690851586103</text:p>
              </table:table-cell>
              <table:table-cell office:value-type="float" office:value="3.60730045270431">
                <text:p>3.60730045270431</text:p>
              </table:table-cell>
              <table:table-cell office:value-type="float" office:value="1.91673309193059">
                <text:p>1.91673309193059</text:p>
              </table:table-cell>
              <table:table-cell office:value-type="float" office:value="4.34630625271852">
                <text:p>4.34630625271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752959280303">
                <text:p>43.752959280303</text:p>
              </table:table-cell>
              <table:table-cell office:value-type="float" office:value="3.63254726825822">
                <text:p>3.6325472682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0017590010142">
                <text:p>41.0017590010142</text:p>
              </table:table-cell>
              <table:table-cell office:value-type="float" office:value="3.63580331166586">
                <text:p>3.6358033116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0675405977074">
                <text:p>22.0675405977074</text:p>
              </table:table-cell>
              <table:table-cell office:value-type="float" office:value="3.65059754106681">
                <text:p>3.6505975410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7782473065084">
                <text:p>17.7782473065084</text:p>
              </table:table-cell>
              <table:table-cell office:value-type="float" office:value="3.67622832609302">
                <text:p>3.6762283260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6477298460145">
                <text:p>14.6477298460145</text:p>
              </table:table-cell>
              <table:table-cell office:value-type="float" office:value="3.69969904805053">
                <text:p>3.6996990480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361685311284">
                <text:p>11.2361685311284</text:p>
              </table:table-cell>
              <table:table-cell office:value-type="float" office:value="3.82897135916859">
                <text:p>3.8289713591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0269768334538">
                <text:p>7.30269768334538</text:p>
              </table:table-cell>
              <table:table-cell office:value-type="float" office:value="3.90408535648235">
                <text:p>3.9040853564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6807416223797">
                <text:p>5.96807416223797</text:p>
              </table:table-cell>
              <table:table-cell office:value-type="float" office:value="3.96636852219549">
                <text:p>3.9663685221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8848057738815">
                <text:p>4.88848057738815</text:p>
              </table:table-cell>
              <table:table-cell office:value-type="float" office:value="3.99989349104811">
                <text:p>3.9998934910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